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3.1555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3063in"/>
    </style:style>
    <style:style style:name="co7" style:family="table-column">
      <style:table-column-properties fo:break-before="auto" style:column-width="0.3126in"/>
    </style:style>
    <style:style style:name="co8" style:family="table-column">
      <style:table-column-properties fo:break-before="auto" style:column-width="4.7528in"/>
    </style:style>
    <style:style style:name="co9" style:family="table-column">
      <style:table-column-properties fo:break-before="auto" style:column-width="2.79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xon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taxon</text:p>
          </table:table-cell>
          <table:table-cell office:value-type="string" calcext:value-type="string">
            <text:p>sppDesc</text:p>
          </table:table-cell>
          <table:table-cell office:value-type="string" calcext:value-type="string">
            <text:p>sppEstim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z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生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te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ctéria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aea+Eukary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a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queobactéria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kary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cariont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aeplast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romalveola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cava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kon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eb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isthokont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gi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zo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g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go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hthyospor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laster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azo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oanoflagellat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anoflagelado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a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imais|metazoários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a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Para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ac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if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rífero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s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umeta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oblast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cyemida=Rhomb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thonect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di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late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tenopho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nida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nidário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tostom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ostômio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uterostom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uterostômio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photroch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cdys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phophorat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ralia</text:p>
          </table:table-cell>
          <table:table-cell office:value-type="float" office:value="162814" calcext:value-type="float">
            <text:p>1628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oronida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chiopoda</text:p>
          </table:table-cell>
          <table:table-cell office:value-type="float" office:value="385" calcext:value-type="float">
            <text:p>3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yozoa</text:p>
          </table:table-cell>
          <table:table-cell office:value-type="string" calcext:value-type="string">
            <text:p>5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ntoprocta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latyzoa</text:p>
          </table:table-cell>
          <table:table-cell office:value-type="float" office:value="29044" calcext:value-type="float">
            <text:p>290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ochozoa</text:p>
          </table:table-cell>
          <table:table-cell office:value-type="float" office:value="133770" calcext:value-type="float">
            <text:p>1337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strotricha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latyhelminthes</text:p>
          </table:table-cell>
          <table:table-cell office:value-type="string" calcext:value-type="string">
            <text:p>2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telmintos|vermes chatos|vermes achatado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nathifera</text:p>
          </table:table-cell>
          <table:table-cell office:value-type="float" office:value="3254" calcext:value-type="float">
            <text:p>32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crognathozo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ycliophor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athostomulid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anthocephala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tifera</text:p>
          </table:table-cell>
          <table:table-cell office:value-type="string" calcext:value-type="string">
            <text:p>2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tíferos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mertea</text:p>
          </table:table-cell>
          <table:table-cell office:value-type="float" office:value="1200" calcext:value-type="float">
            <text:p>12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llusca</text:p>
          </table:table-cell>
          <table:table-cell office:value-type="string" calcext:value-type="string">
            <text:p>11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luscos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nelida</text:p>
          </table:table-cell>
          <table:table-cell office:value-type="string" calcext:value-type="string">
            <text:p>17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elídeos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chiura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puncula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"Cycloneuralia"</text:p>
          </table:table-cell>
          <table:table-cell office:value-type="float" office:value="30616" calcext:value-type="float">
            <text:p>306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narthropoda</text:p>
          </table:table-cell>
          <table:table-cell office:value-type="float" office:value="1001250" calcext:value-type="float">
            <text:p>10012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alidophora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matoida</text:p>
          </table:table-cell>
          <table:table-cell office:value-type="float" office:value="30350" calcext:value-type="float">
            <text:p>303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inorhyncha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ricifer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iapulida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matoda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matódeos|vermes cilíndricos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matomorpha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bopod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nycophor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nicóforos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rdigrada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rdígrado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1M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rópode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aetognatha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mbulacraria</text:p>
          </table:table-cell>
          <table:table-cell office:value-type="float" office:value="7515" calcext:value-type="float">
            <text:p>75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ordata</text:p>
          </table:table-cell>
          <table:table-cell office:value-type="float" office:value="66545" calcext:value-type="float">
            <text:p>665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dados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michordata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micordados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oelomorpha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chinodermata</text:p>
          </table:table-cell>
          <table:table-cell office:value-type="string" calcext:value-type="string">
            <text:p>7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uinodermos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rochordata=Tunicata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unicados|urocordados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phalochordata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falocordados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aniata</text:p>
          </table:table-cell>
          <table:table-cell office:value-type="float" office:value="64020" calcext:value-type="float">
            <text:p>640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aniados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yxin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iticeiras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tebrata</text:p>
          </table:table-cell>
          <table:table-cell office:value-type="string" calcext:value-type="string">
            <text:p>64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rtebrados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tromyzontiformes="Agnatha"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preias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nathostomata</text:p>
          </table:table-cell>
          <table:table-cell office:value-type="float" office:value="55180" calcext:value-type="float">
            <text:p>5518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ndibulados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hondrichthyes</text:p>
          </table:table-cell>
          <table:table-cell office:value-type="string" calcext:value-type="string">
            <text:p>880-1k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ixes cartilaginosos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steichthyes+Acanthodi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anthodi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steichthyes</text:p>
          </table:table-cell>
          <table:table-cell office:value-type="float" office:value="54300" calcext:value-type="float">
            <text:p>54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ixes ósseos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27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ixes de nadadeira raiad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rcopterygii</text:p>
          </table:table-cell>
          <table:table-cell office:value-type="float" office:value="27300" calcext:value-type="float">
            <text:p>27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ixes de nadadeira lobad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tinistia=Coelacanthiform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i(w) 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hipidist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ipno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清</text:p>
          </table:table-cell>
          <table:table-cell office:value-type="string" calcext:value-type="string">
            <text:p>Hs T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trapoda</text:p>
          </table:table-cell>
          <table:table-cell table:style-name="ce1" office:value-type="string" calcext:value-type="string">
            <text:p>27290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trápodas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ssamphib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mniota</text:p>
          </table:table-cell>
          <table:table-cell table:style-name="ce1" office:value-type="string" calcext:value-type="string">
            <text:p>21825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niotas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mphibia</text:p>
          </table:table-cell>
          <table:table-cell table:style-name="ce1" office:value-type="string" calcext:value-type="string">
            <text:p>5465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fíbios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uropsida="Reptilia"</text:p>
          </table:table-cell>
          <table:table-cell office:value-type="float" office:value="17025" calcext:value-type="float">
            <text:p>170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épteis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ynapsida</text:p>
          </table:table-cell>
          <table:table-cell office:value-type="float" office:value="4800" calcext:value-type="float">
            <text:p>48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hera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mmalia</text:p>
          </table:table-cell>
          <table:table-cell office:value-type="float" office:value="4800" calcext:value-type="float">
            <text:p>48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míferos</text:p>
          </table:table-cell>
          <table:table-cell office:value-type="string" calcext:value-type="string">
            <text:p>mammals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apsida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apsida=Sau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elonia=Testudines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elônios|tartarugas+cágados+jabutis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pidosauromorpha</text:p>
          </table:table-cell>
          <table:table-cell office:value-type="float" office:value="7702" calcext:value-type="float">
            <text:p>77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rchosauromorpha</text:p>
          </table:table-cell>
          <table:table-cell table:style-name="ce1" office:value-type="string" calcext:value-type="string">
            <text:p>9023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hynchocephalia=Sphenodonti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uatara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quamata</text:p>
          </table:table-cell>
          <table:table-cell office:value-type="float" office:value="7700" calcext:value-type="float">
            <text:p>77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gartos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ocodilia=Crocodylomorpha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ocodilos|jacarés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inosauria+Pterosau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terosauria</text:p>
          </table:table-cell>
          <table:table-cell table:number-columns-repeated="2"/>
          <table:table-cell office:value-type="string" calcext:value-type="string">
            <text:p>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erossauros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inosau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nossauros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rnithischi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urisch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uropodomorp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ero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Archaeoptery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9k+</text:p>
          </table:table-cell>
          <table:table-cell/>
          <table:table-cell office:value-type="string" calcext:value-type="string">
            <text:p>飞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ves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oda=Gymnophiona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cílias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trach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udata=Urode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amandras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ura=Salientia</text:p>
          </table:table-cell>
          <table:table-cell table:number-columns-repeated="2"/>
          <table:table-cell office:value-type="string" calcext:value-type="string">
            <text:p>化沃(外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pos+rãs+pererecas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leurodira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204-214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helida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水 15-50cm</text:p>
          </table:table-cell>
          <table:table-cell office:value-type="string" calcext:value-type="string">
            <text:p>Ms a 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/Chelus</text:p>
          </table:table-cell>
          <table:table-cell table:number-columns-repeated="3"/>
          <table:table-cell office:value-type="string" calcext:value-type="string">
            <text:p>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amatá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/Chelodin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elomedusidae+Podocnemida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elomedusida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清</text:p>
          </table:table-cell>
          <table:table-cell office:value-type="string" calcext:value-type="string">
            <text:p>F m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docnemida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水</text:p>
          </table:table-cell>
          <table:table-cell office:value-type="string" calcext:value-type="string">
            <text:p>Ms(n)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/Podocnemi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/Podocnemis expansa</text:p>
          </table:table-cell>
          <table:table-cell table:number-columns-repeated="2"/>
          <table:table-cell office:value-type="string" calcext:value-type="string">
            <text:p>&lt;90cm</text:p>
          </table:table-cell>
          <table:table-cell office:value-type="string" calcext:value-type="string">
            <text:p>r.A r.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/Pelusios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helydrida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清慢底</text:p>
          </table:table-cell>
          <table:table-cell office:value-type="string" calcext:value-type="string">
            <text:p>Mnc S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helonidae+Dermochelyida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inosternidae+Trionychidae+...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estudinidae+...</text:p>
          </table:table-cell>
          <table:table-cell table:style-name="ce1" office:value-type="string" calcext:value-type="string">
            <text:p>150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heloniida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海大 0,7-1,5m</text:p>
          </table:table-cell>
          <table:table-cell office:value-type="string" calcext:value-type="string">
            <text:p>T 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rmochely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久150y+ 海很大 2,4m+ 850kg+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ionychidae+Carettochelyida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ermatemydidae+Kinosternidae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onychida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清 25-130cm</text:p>
          </table:table-cell>
          <table:table-cell office:value-type="string" calcext:value-type="string">
            <text:p>MnF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ettochely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清 70cm</text:p>
          </table:table-cell>
          <table:table-cell office:value-type="string" calcext:value-type="string">
            <text:p>a(n) 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rmatemyd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清 65cm</text:p>
          </table:table-cell>
          <table:table-cell office:value-type="string" calcext:value-type="string">
            <text:p>xM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inosternida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木清慢底 11-40cm</text:p>
          </table:table-cell>
          <table:table-cell office:value-type="string" calcext:value-type="string">
            <text:p>Mn-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mydida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清汢土 12-60cm</text:p>
          </table:table-cell>
          <table:table-cell office:value-type="string" calcext:value-type="string">
            <text:p>Mn-s ESF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estudinidae+Bataguridae</text:p>
          </table:table-cell>
          <table:table-cell table:style-name="ce1" office:value-type="string" calcext:value-type="string">
            <text:p>110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atagurida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水汢土 12-75cm</text:p>
          </table:table-cell>
          <table:table-cell office:value-type="string" calcext:value-type="string">
            <text:p>M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estudinidae</text:p>
          </table:table-cell>
          <table:table-cell office:value-type="string" calcext:value-type="string">
            <text:p>40-50+</text:p>
          </table:table-cell>
          <table:table-cell/>
          <table:table-cell office:value-type="string" calcext:value-type="string">
            <text:p>土挖(小) 15cm-1m</text:p>
          </table:table-cell>
          <table:table-cell office:value-type="string" calcext:value-type="string">
            <text:p>T 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butis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rilobit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lobitas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helicer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yria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ntopeias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exapoda+Crustac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ustace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stáceos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exa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xápodes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ycnogonida=Panto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nhas-do-mar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Xiphosu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ímulos|caranguejos-ferradura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Eurypterid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corpiões-do-mar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rachn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cnídeos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ymphy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lo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craias|lacraus|quilópodes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iplo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buás|piolhos-de-cobra|gongolôs|diplópodes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uropo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ntognat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nsecta+Diplu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llembola</text:p>
          </table:table-cell>
          <table:table-cell office:value-type="string" calcext:value-type="string">
            <text:p>6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êmbolos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rotura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turos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iplura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pluros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nsec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setos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onocondyl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icondyl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rchaeognatha</text:p>
          </table:table-cell>
          <table:table-cell office:value-type="string" calcext:value-type="string">
            <text:p>255-4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terygo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onu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uros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hysanura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ças|traças-de-livros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terygota</text:p>
          </table:table-cell>
          <table:table-cell table:number-columns-repeated="2"/>
          <table:table-cell office:value-type="string" calcext:value-type="string">
            <text:p>飞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aleopt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opt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phemeroptera</text:p>
          </table:table-cell>
          <table:table-cell office:value-type="string" calcext:value-type="string">
            <text:p>2,1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eluias|efêmeras|efemerópteros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donata</text:p>
          </table:table-cell>
          <table:table-cell office:value-type="string" calcext:value-type="string">
            <text:p>5-6k</text:p>
          </table:table-cell>
          <table:table-cell/>
          <table:table-cell office:value-type="string" calcext:value-type="string">
            <text:p>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bélulas|jacintas|lavadeiras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"Exopterygota"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ndopterygota</text:p>
          </table:table-cell>
          <table:table-cell table:number-columns-repeated="2"/>
          <table:table-cell office:value-type="string" calcext:value-type="string">
            <text:p>化(全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lecoptera</text:p>
          </table:table-cell>
          <table:table-cell office:value-type="string" calcext:value-type="string">
            <text:p>3,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ecópteros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biopter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k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Zoraptera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ermaptera</text:p>
          </table:table-cell>
          <table:table-cell office:value-type="string" calcext:value-type="string">
            <text:p>1,8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ourinhas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Orthoptera</text:p>
          </table:table-cell>
          <table:table-cell office:value-type="string" calcext:value-type="string">
            <text:p>20-24k</text:p>
          </table:table-cell>
          <table:table-cell/>
          <table:table-cell office:value-type="string" calcext:value-type="string">
            <text:p>植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ilos+gafanhotos+esperanças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ctyopter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araneoptera="Hemipteroids"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ntodea</text:p>
          </table:table-cell>
          <table:table-cell office:value-type="string" calcext:value-type="string">
            <text:p>2,3k</text:p>
          </table:table-cell>
          <table:table-cell/>
          <table:table-cell office:value-type="string" calcext:value-type="string">
            <text:p>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õe-mesa|louva-a-deus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hasmatodea</text:p>
          </table:table-cell>
          <table:table-cell office:value-type="string" calcext:value-type="string">
            <text:p>3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cho-pau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topt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Grylloblattodea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lattaria</text:p>
          </table:table-cell>
          <table:table-cell office:value-type="string" calcext:value-type="string">
            <text:p>4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atas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3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pins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socoptera</text:p>
          </table:table-cell>
          <table:table-cell office:value-type="string" calcext:value-type="string">
            <text:p>2,6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hysanoptera</text:p>
          </table:table-cell>
          <table:table-cell office:value-type="string" calcext:value-type="string">
            <text:p>4,1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hthiraptera</text:p>
          </table:table-cell>
          <table:table-cell office:value-type="string" calcext:value-type="string">
            <text:p>5,6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"Mallophaga"</text:p>
          </table:table-cell>
          <table:table-cell office:value-type="string" calcext:value-type="string">
            <text:p>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"Anoplura"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lhos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emiptera</text:p>
          </table:table-cell>
          <table:table-cell office:value-type="string" calcext:value-type="string">
            <text:p>8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ernorrhync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lgões|afídeos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teropter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uchenorrhynch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garras+cigarrinhas+soldadinhos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eteroptera+Coleorrhync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eorrhync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eteropt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beiros|percevejos</text:p>
          </table:table-cell>
          <table:table-cell office:value-type="string" calcext:value-type="string">
            <text:p>true bugs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cadomorpha=Clypeorrhyncha=Clypeata</text:p>
          </table:table-cell>
          <table:table-cell table:number-columns-repeated="2"/>
          <table:table-cell office:value-type="string" calcext:value-type="string">
            <text:p>植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ulgoromorpha=Archaeorrhync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anthoppers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icad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garras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ercop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mbrac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garrinhas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nicocephal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n-Enicocephal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ipsocor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on-Dipsocor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Gerr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on-Gerr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ep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on-Nep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eptopod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on-Leptopod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ntatom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imic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europter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ecopter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trepsiptera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,15M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spas+formigas+abelhas|himenópteros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350-37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souros|coleópteros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mphiesmenopt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ichoptera</text:p>
          </table:table-cell>
          <table:table-cell office:value-type="string" calcext:value-type="string">
            <text:p>7,1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icópteros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120k</text:p>
          </table:table-cell>
          <table:table-cell/>
          <table:table-cell office:value-type="string" calcext:value-type="string">
            <text:p>子(木水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iposas+borboletas|lepidópteros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ntliopho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rotodipter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ecoptera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iphonaptera</text:p>
          </table:table-cell>
          <table:table-cell office:value-type="string" calcext:value-type="string">
            <text:p>2,4k</text:p>
          </table:table-cell>
          <table:table-cell/>
          <table:table-cell office:value-type="string" calcext:value-type="string">
            <text:p>寄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lgas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158k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scas+mosquitos+pernilongos+carapanãs+mutucas+piuns+borrachudos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phidioptera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Megaloptera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europtera</text:p>
          </table:table-cell>
          <table:table-cell office:value-type="string" calcext:value-type="string">
            <text:p>4,5-6k</text:p>
          </table:table-cell>
          <table:table-cell/>
          <table:table-cell office:value-type="string" calcext:value-type="string">
            <text:p>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miga-leão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guan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clerogloss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hamaeleonida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采林-漠木!土</text:p>
          </table:table-cell>
          <table:table-cell office:value-type="string" calcext:value-type="string">
            <text:p>qF mEsSs-k &gt;h cal f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aleões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"Agamidae"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漠-林采</text:p>
          </table:table-cell>
          <table:table-cell office:value-type="string" calcext:value-type="string">
            <text:p>q!f(1sp)F!S!a!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guanidae</text:p>
          </table:table-cell>
          <table:table-cell table:style-name="ce1" office:value-type="string" calcext:value-type="string">
            <text:p>924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mphisbaenia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挖舌(分)</text:p>
          </table:table-cell>
          <table:table-cell office:value-type="string" calcext:value-type="string">
            <text:p>T 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fisbena|cobra-cega|cobra-de-duas-cabeças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rpentes</text:p>
          </table:table-cell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舌(分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pentes|cobras|ofídeos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G+S+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Gekko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gartixas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utarchogloss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cinc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gui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cinc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acertoidea</text:p>
          </table:table-cell>
          <table:table-cell table:number-columns-repeated="2"/>
          <table:table-cell office:value-type="string" calcext:value-type="string">
            <text:p>舌(分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latynota</text:p>
          </table:table-cell>
          <table:table-cell table:number-columns-repeated="2"/>
          <table:table-cell office:value-type="string" calcext:value-type="string">
            <text:p>舌(分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iplogloss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hinisaur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汢清鱼虫 25cm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Xenosaurida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肉虫胎?孕?汢-半漠</text:p>
          </table:table-cell>
          <table:table-cell office:value-type="string" calcext:value-type="string">
            <text:p>M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guida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肉虫众(无支)卵孕漠-林土!半挖!木 10cm-1,5m</text:p>
          </table:table-cell>
          <table:table-cell office:value-type="string" calcext:value-type="string">
            <text:p>Mn-s E om ch(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niellida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无支</text:p>
          </table:table-cell>
          <table:table-cell office:value-type="string" calcext:value-type="string">
            <text:p>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lodermatida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卵肉慢毒半漠!无尾 25-40cm</text:p>
          </table:table-cell>
          <table:table-cell office:value-type="string" calcext:value-type="string">
            <text:p>us(sw) x-g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aranidae+Lanthanotidae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nthanot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挖汢夜目(小)支(小)卵 20cm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aranida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虫果肉!木汢土!卵 20cm-3m,&lt;75kg</text:p>
          </table:table-cell>
          <table:table-cell office:value-type="string" calcext:value-type="string">
            <text:p>FScs ml I png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ulgoridae</text:p>
          </table:table-cell>
          <table:table-cell office:value-type="string" calcext:value-type="string">
            <text:p>125g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erbidae</text:p>
          </table:table-cell>
          <table:table-cell office:value-type="string" calcext:value-type="string">
            <text:p>~1700</text:p>
          </table:table-cell>
          <table:table-cell/>
          <table:table-cell office:value-type="string" calcext:value-type="string">
            <text:p>植(成)菌(子)专(众成)</text:p>
          </table:table-cell>
          <table:table-cell office:value-type="string" calcext:value-type="string">
            <text:p>T!sT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ixiidae</text:p>
          </table:table-cell>
          <table:table-cell table:style-name="ce1" office:value-type="string" calcext:value-type="string">
            <text:p>2000+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cincidae</text:p>
          </table:table-cell>
          <table:table-cell office:value-type="string" calcext:value-type="string">
            <text:p>1,2k</text:p>
          </table:table-cell>
          <table:table-cell/>
          <table:table-cell office:value-type="string" calcext:value-type="string">
            <text:p>日!肉植虫!挖!土!木水漠山草 5-20c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ordylidae+Gerrhosaur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rdylidae</text:p>
          </table:table-cell>
          <table:table-cell office:value-type="string" calcext:value-type="string">
            <text:p>~70</text:p>
          </table:table-cell>
          <table:table-cell/>
          <table:table-cell office:value-type="string" calcext:value-type="string">
            <text:p>日虫土!石!挖(1sp)朴(1sp)尾(朿)!小-中孕!卵几无支</text:p>
          </table:table-cell>
          <table:table-cell office:value-type="string" calcext:value-type="string">
            <text:p>F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errhosauridae</text:p>
          </table:table-cell>
          <table:table-cell table:number-columns-repeated="2"/>
          <table:table-cell office:value-type="string" calcext:value-type="string">
            <text:p>石-沙卵! 10-70cm</text:p>
          </table:table-cell>
          <table:table-cell office:value-type="string" calcext:value-type="string">
            <text:p>Fss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Xantusiida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孕!日虫!植专(众) 4-12cm</text:p>
          </table:table-cell>
          <table:table-cell office:value-type="string" calcext:value-type="string">
            <text:p>Mc-n(s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ight lizards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+T+G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Lacertidae</text:p>
          </table:table-cell>
          <table:table-cell table:style-name="ce1" office:value-type="string" calcext:value-type="string">
            <text:p>300+</text:p>
          </table:table-cell>
          <table:table-cell/>
          <table:table-cell office:value-type="string" calcext:value-type="string">
            <text:p>小!-大虫!米尾(长)厷!孤(几)孕(3sp) &lt;9-46cm</text:p>
          </table:table-cell>
          <table:table-cell office:value-type="string" calcext:value-type="string">
            <text:p>EF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ll lizards|true lizards|lacertas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eii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eiida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孤(众)日肉!虫!植卵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ymnophthalmidae</text:p>
          </table:table-cell>
          <table:table-cell table:style-name="ce1" office:value-type="string" calcext:value-type="string">
            <text:p>250+</text:p>
          </table:table-cell>
          <table:table-cell/>
          <table:table-cell office:value-type="string" calcext:value-type="string">
            <text:p>众(支后小)漠山林(土泽)夜天虫卵</text:p>
          </table:table-cell>
          <table:table-cell office:value-type="string" calcext:value-type="string">
            <text:p>TMc-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pectacled lizards|microteiids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/Ameiv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/Tupinambi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lt;2m</text:p>
          </table:table-cell>
          <table:table-cell office:value-type="string" calcext:value-type="string">
            <text:p>Ms 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iús|jacurarus</text:p>
          </table:table-cell>
          <table:table-cell office:value-type="string" calcext:value-type="string">
            <text:p>tegus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ombinanu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iopelmatidae+Ascaph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eiopelmat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scaphidae</text:p>
          </table:table-cell>
          <table:table-cell table:number-columns-repeated="2"/>
          <table:table-cell office:value-type="string" calcext:value-type="string">
            <text:p>流沃(内)</text:p>
          </table:table-cell>
          <table:table-cell office:value-type="string" calcext:value-type="string">
            <text:p>M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ombinatoridae+Discogloss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ipanu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ombinatorida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水! 7cm</text:p>
          </table:table-cell>
          <table:table-cell office:value-type="string" calcext:value-type="string">
            <text:p>ES ph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iscoglossidae=Alytida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土水</text:p>
          </table:table-cell>
          <table:table-cell office:value-type="string" calcext:value-type="string">
            <text:p>EFn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ip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cosmanu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Pipida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水无舌 4-19cm</text:p>
          </table:table-cell>
          <table:table-cell office:value-type="string" calcext:value-type="string">
            <text:p>Ms(T) F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hinophryn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挖舌(não enrola) 8cm</text:p>
          </table:table-cell>
          <table:table-cell office:value-type="string" calcext:value-type="string">
            <text:p>Mc-n(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elobat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eobatrachia</text:p>
          </table:table-cell>
          <table:table-cell office:value-type="string" calcext:value-type="string">
            <text:p>5k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caphiopodida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漠!挖支(后坚)</text:p>
          </table:table-cell>
          <table:table-cell office:value-type="string" calcext:value-type="string">
            <text:p>x(n)-ca(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+P+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egophryidae</text:p>
          </table:table-cell>
          <table:table-cell office:value-type="string" calcext:value-type="string">
            <text:p>70-100</text:p>
          </table:table-cell>
          <table:table-cell/>
          <table:table-cell office:value-type="string" calcext:value-type="string">
            <text:p>林山 2-12,5cm</text:p>
          </table:table-cell>
          <table:table-cell office:value-type="string" calcext:value-type="string">
            <text:p>qSse I-ph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elodytida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挖 5cm</text:p>
          </table:table-cell>
          <table:table-cell office:value-type="string" calcext:value-type="string">
            <text:p>Esw cau Mn(†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elobatida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挖!(土沙)暂(子:杀) &lt;10cm</text:p>
          </table:table-cell>
          <table:table-cell office:value-type="string" calcext:value-type="string">
            <text:p>E meFnwS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eleophrynida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水山石平 &lt;6cm</text:p>
          </table:table-cell>
          <table:table-cell office:value-type="string" calcext:value-type="string">
            <text:p>f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host frog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ooglossoide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oogloss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yobatrachoide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yobatrach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anoidea+Hyl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anoidea</text:p>
          </table:table-cell>
          <table:table-cell table:number-columns-repeated="2"/>
          <table:table-cell office:value-type="string" calcext:value-type="string">
            <text:p>几无化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yl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oglossida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朽石无化(1sp) 4c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asikabatrach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挖虫(Isoptera)山</text:p>
          </table:table-cell>
          <table:table-cell office:value-type="string" calcext:value-type="string">
            <text:p>i(w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urple frog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yobatrach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lyptocephalell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ototheri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卵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onotrem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eria</text:p>
          </table:table-cell>
          <table:table-cell office:value-type="string" calcext:value-type="string">
            <text:p>4k+</text:p>
          </table:table-cell>
          <table:table-cell/>
          <table:table-cell office:value-type="string" calcext:value-type="string">
            <text:p>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etatheria</text:p>
          </table:table-cell>
          <table:table-cell office:value-type="float" office:value="323" calcext:value-type="float">
            <text:p>3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utheria</text:p>
          </table:table-cell>
          <table:table-cell office:value-type="string" calcext:value-type="string">
            <text:p>3,7k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rsupial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supiais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lacental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latypo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汢清虫毒(朿支后男)</text:p>
          </table:table-cell>
          <table:table-cell office:value-type="string" calcext:value-type="string">
            <text:p>a(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achygloss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土虫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quidna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ustralidelphia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meridelphia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icrobiothe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g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asyuromorphia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5g-20k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/Thylacinu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肉</text:p>
          </table:table-cell>
          <table:table-cell office:value-type="string" calcext:value-type="string">
            <text:p>a 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re-da-Tasmânia</text:p>
          </table:table-cell>
          <table:table-cell office:value-type="string" calcext:value-type="string">
            <text:p>Tasmanian tiger|Tasmanian wolf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/Sarcophil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肉捕死</text:p>
          </table:table-cell>
          <table:table-cell office:value-type="string" calcext:value-type="string">
            <text:p>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abo-da-Tasmânia</text:p>
          </table:table-cell>
          <table:table-cell office:value-type="string" calcext:value-type="string">
            <text:p>Tasmanian devil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eramelemorphi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00g-5k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oryctemorph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挖 50kg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supial moles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iprotodonti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12g-90kg</text:p>
          </table:table-cell>
          <table:table-cell office:value-type="string" calcext:value-type="string">
            <text:p>a! 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Vombat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hascolarctida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ala</text:p>
          </table:table-cell>
          <table:table-cell office:value-type="string" calcext:value-type="string">
            <text:p>koala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ombatida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mbates</text:p>
          </table:table-cell>
          <table:table-cell office:value-type="string" calcext:value-type="string">
            <text:p>wombats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halangeriformes</text:p>
          </table:table-cell>
          <table:table-cell table:number-columns-repeated="2"/>
          <table:table-cell office:value-type="string" calcext:value-type="string">
            <text:p>木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ossums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acropod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ngurus</text:p>
          </table:table-cell>
          <table:table-cell office:value-type="string" calcext:value-type="string">
            <text:p>kangaroos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ucitubercul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5-40g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idelphimorphia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大(捕Serpentes...) 20g-6kg</text:p>
          </table:table-cell>
          <table:table-cell office:value-type="string" calcext:value-type="string">
            <text:p>N!M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hacophoridae</text:p>
          </table:table-cell>
          <table:table-cell table:number-columns-repeated="2"/>
          <table:table-cell office:value-type="string" calcext:value-type="string">
            <text:p>翔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pos planadores</text:p>
          </table:table-cell>
          <table:table-cell office:value-type="string" calcext:value-type="string">
            <text:p>gliding frogs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tlantogen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oreoeuthe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Xenarthra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frothe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ilos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Cingulat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tus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froinsectiphil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enungul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acroscel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frosoric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ubulident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hrysochlor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enrecidae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F m 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yracoide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irenia+Proboscidea</text:p>
          </table:table-cell>
          <table:table-cell table:number-columns-repeated="2"/>
          <table:table-cell office:value-type="string" calcext:value-type="string">
            <text:p>植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iren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水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ixe-boi</text:p>
          </table:table-cell>
          <table:table-cell office:value-type="string" calcext:value-type="string">
            <text:p>manate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roboscide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lefantes</text:p>
          </table:table-cell>
          <table:table-cell office:value-type="string" calcext:value-type="string">
            <text:p>elephant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olivor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植木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cho-preguiça</text:p>
          </table:table-cell>
          <table:table-cell office:value-type="string" calcext:value-type="string">
            <text:p>sloth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Vermilingu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土虫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manduá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uarchontoglir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aurasiathe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Glir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uarchon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Lag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elhos+lebres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odent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edores</text:p>
          </table:table-cell>
          <table:table-cell office:value-type="string" calcext:value-type="string">
            <text:p>rodents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andenti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aranhos-arborícolas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rimat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erm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翔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ugos|lêmures-voadores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rimates</text:p>
          </table:table-cell>
          <table:table-cell office:value-type="float" office:value="437" calcext:value-type="float">
            <text:p>4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matas</text:p>
          </table:table-cell>
          <table:table-cell office:value-type="string" calcext:value-type="string">
            <text:p>primates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ulipotyphla="Insectivora"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Ferungul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etartiodacty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Pegasofer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hiroptera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飞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Zooam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Perissodacty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er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holidot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夜虫(专Formicidae|Isoptera)</text:p>
          </table:table-cell>
          <table:table-cell office:value-type="string" calcext:value-type="string">
            <text:p>T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ngolins</text:p>
          </table:table-cell>
          <table:table-cell office:value-type="string" calcext:value-type="string">
            <text:p>pangolins|scaly anteaters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rnivora</text:p>
          </table:table-cell>
          <table:table-cell table:number-columns-repeated="2"/>
          <table:table-cell office:value-type="string" calcext:value-type="string">
            <text:p>肉!(捕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nívoros</text:p>
          </table:table-cell>
          <table:table-cell office:value-type="string" calcext:value-type="string">
            <text:p>carnivores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ugongida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richechida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社海清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lephant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lephantida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ippomorph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quida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erat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Tapirida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ta|tapir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hinocerotida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nocerontes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ylopod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amelidae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Lamin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hamas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amelin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elos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etruminantia+Sui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uin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杂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rcos+queixadas+caititus+javalis</text:p>
          </table:table-cell>
          <table:table-cell office:value-type="string" calcext:value-type="string">
            <text:p>pigs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Suidae</text:p>
          </table:table-cell>
          <table:table-cell office:value-type="string" calcext:value-type="string">
            <text:p>16-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rcos+javalis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ayassuida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eixadas+caititus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etruminant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etancodontamorpha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etancodonta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ippopotamida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社汢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popótamos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etacea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táceos</text:p>
          </table:table-cell>
          <table:table-cell office:value-type="string" calcext:value-type="string">
            <text:p>cetaceans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Odontoceti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肉兵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lfinhos+botos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ysticet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过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leias</text:p>
          </table:table-cell>
          <table:table-cell office:value-type="string" calcext:value-type="string">
            <text:p>whales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Ruminantia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植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minantes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agulin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ragulida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林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ecora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ntilocapr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很快 30-50km/h! &lt;96km/h</text:p>
          </table:table-cell>
          <table:table-cell office:value-type="string" calcext:value-type="string">
            <text:p>M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iraffida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irafas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oschida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ervidae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rvos|veados|alces</text:p>
          </table:table-cell>
          <table:table-cell office:value-type="string" calcext:value-type="string">
            <text:p>deer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ovida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iformia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eliformia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nida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兵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rctoidea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Ursoide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sos</text:p>
          </table:table-cell>
          <table:table-cell office:value-type="string" calcext:value-type="string">
            <text:p>bears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Ursida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肉!植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sos</text:p>
          </table:table-cell>
          <table:table-cell office:value-type="string" calcext:value-type="string">
            <text:p>bears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innipedi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汢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usteloidea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Odobenida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sas</text:p>
          </table:table-cell>
          <table:table-cell office:value-type="string" calcext:value-type="string">
            <text:p>walrus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Otariidae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ões-marinhos+lobos-marinhos</text:p>
          </table:table-cell>
          <table:table-cell office:value-type="string" calcext:value-type="string">
            <text:p>eared seals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hocidae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cas</text:p>
          </table:table-cell>
          <table:table-cell office:value-type="string" calcext:value-type="string">
            <text:p>true seals|earless seals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ilurida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ephitida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ustelidae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rocyonidae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ndiniida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eloidea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iverroidea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rinonodontida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Felidae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tos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Viverridae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erpestoidea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yaenida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兵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enas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uplerida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erpestidae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egachiroptera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大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osas-voadoras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icrochiroptera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小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rcegos</text:p>
          </table:table-cell>
          <table:table-cell office:value-type="string" calcext:value-type="string">
            <text:p>bats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mballonuroidea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on-Emballonur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+R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on-RR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hinopomatoide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hinolophoidea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octilionoidea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+M+V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ataloide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+V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olossoidea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Vespertilionoidea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trepsirrhini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Haplorrhin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Tarsii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nthropoidea=Simi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tarrhini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Platyrrhini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allitrichidae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ebida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otida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Pitheciidae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telidae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ercopithecidae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ylobatidae+Homin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ylobatida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ominida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Ochotonidae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kas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eporida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挖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elhos+lebres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ystricomorpha</text:p>
          </table:table-cell>
          <table:table-cell office:value-type="float" office:value="352" calcext:value-type="float">
            <text:p>35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iuromorpha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+C+M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tenodactylida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Hystricognathi</text:p>
          </table:table-cell>
          <table:table-cell office:value-type="float" office:value="347" calcext:value-type="float">
            <text:p>34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ystricida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土大皮(朿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athyergomorpha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Phiomorph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viomorpha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Ms!M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lirida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翔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quilos-voadores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plodontiidae+Sciur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plodontiida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ciuridae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squilos</text:p>
          </table:table-cell>
          <table:table-cell office:value-type="string" calcext:value-type="string">
            <text:p>squirrels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/Cynomys</text:p>
          </table:table-cell>
          <table:table-cell table:number-columns-repeated="2"/>
          <table:table-cell office:value-type="string" calcext:value-type="string">
            <text:p>挖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nomaluromorpha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storimorpha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y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yodonta</text:p>
          </table:table-cell>
          <table:table-cell office:value-type="float" office:value="1463" calcext:value-type="float">
            <text:p>146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edetida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nomaluroida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storida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水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tores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Geomyoidea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Dipodoidea</text:p>
          </table:table-cell>
          <table:table-cell table:style-name="ce1" office:value-type="string" calcext:value-type="string">
            <text:p>50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uroidea</text:p>
          </table:table-cell>
          <table:table-cell office:value-type="float" office:value="1413" calcext:value-type="float">
            <text:p>141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Spalacidae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Eumuroida</text:p>
          </table:table-cell>
          <table:table-cell office:value-type="float" office:value="1376" calcext:value-type="float">
            <text:p>137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latacanthomyida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lomyscida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esomyidae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ricetidae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amsters+lemmings+ratos-do-novo-mundo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uridae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rbis+ratos-do-velho-mundo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laeognat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topalaeognat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on-Rhe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Tinamiformes+Dinornith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inam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namous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inornithiform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a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Struthioniforme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vestruz</text:p>
          </table:table-cell>
          <table:table-cell office:value-type="string" calcext:value-type="string">
            <text:p>ostriches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Rheiform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a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ovaeratit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pterygiformes+Aepyornith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pterygiforme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kiwis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epyornithiforme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phant bird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asuari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asuar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suar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roma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u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nam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othurina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开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inamina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林</text:p>
          </table:table-cell>
          <table:table-cell office:value-type="string" calcext:value-type="string">
            <text:p>NM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eognat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alloanser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wl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Neo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alliformes</text:p>
          </table:table-cell>
          <table:table-cell table:style-name="ce1" office:value-type="string" calcext:value-type="string">
            <text:p>250+</text:p>
          </table:table-cell>
          <table:table-cell/>
          <table:table-cell office:value-type="string" calcext:value-type="string">
            <text:p>迁定仅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ináceos</text:p>
          </table:table-cell>
          <table:table-cell office:value-type="string" calcext:value-type="string">
            <text:p>gamefowl|landfowl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nseriformes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水杂迁(众) 30cm-1,8m 200g-20k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tos+gansos+cisnes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trisor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olumbaves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olumb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Gruiformes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Gruiformes</text:p>
          </table:table-cell>
          <table:table-cell table:style-name="ce1" office:value-type="string" calcext:value-type="string">
            <text:p>150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ão+jacamins+carquejas+saracuras+grous+...</text:p>
          </table:table-cell>
          <table:table-cell office:value-type="string" calcext:value-type="string">
            <text:p>rails+cranes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equorlitornithes+Inopin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equorlitornith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Inopin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aprimulgiformes</text:p>
          </table:table-cell>
          <table:table-cell table:number-columns-repeated="2"/>
          <table:table-cell office:value-type="string" calcext:value-type="string">
            <text:p>夜虫!果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bacuraus|curiangos)+urutaus+...</text:p>
          </table:table-cell>
          <table:table-cell office:value-type="string" calcext:value-type="string">
            <text:p>nightjars+potoos+...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podiformes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pod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orinhões</text:p>
          </table:table-cell>
          <table:table-cell office:value-type="string" calcext:value-type="string">
            <text:p>swifts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Hemiprocnida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 Sse I ng i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eeswifts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Trochilida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甘伏(torpor) 5-23cm &lt;2g-24g &lt;80km/h</text:p>
          </table:table-cell>
          <table:table-cell office:value-type="string" calcext:value-type="string">
            <text:p>M ak-t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ija-flor|colibri</text:p>
          </table:table-cell>
          <table:table-cell office:value-type="string" calcext:value-type="string">
            <text:p>hummingbirds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teatornith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夜果西(交洞)回</text:p>
          </table:table-cell>
          <table:table-cell office:value-type="string" calcext:value-type="string">
            <text:p>Ms(n) t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uácharos</text:p>
          </table:table-cell>
          <table:table-cell office:value-type="string" calcext:value-type="string">
            <text:p>oilbirds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egothelida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g! a im n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wlet-nightjars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Podargida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 Ssw 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rogmouths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yctibiida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utaus</text:p>
          </table:table-cell>
          <table:table-cell office:value-type="string" calcext:value-type="string">
            <text:p>potoos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Caprimulgidae</text:p>
          </table:table-cell>
          <table:table-cell office:value-type="string" calcext:value-type="string">
            <text:p>~100</text:p>
          </table:table-cell>
          <table:table-cell/>
          <table:table-cell office:value-type="string" calcext:value-type="string">
            <text:p>夜夕虫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uriangos|bacuraus</text:p>
          </table:table-cell>
          <table:table-cell office:value-type="string" calcext:value-type="string">
            <text:p>nightjars+nighthawks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Otid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olumb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Musophag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uracos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Otidiformes+Cucul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tid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ustards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ucul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ucos</text:p>
          </table:table-cell>
          <table:table-cell office:value-type="string" calcext:value-type="string">
            <text:p>cuckoos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Columbiformes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mbos|pombas</text:p>
          </table:table-cell>
          <table:table-cell office:value-type="string" calcext:value-type="string">
            <text:p>pigeons|doves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esitornithiformes+Pteroclid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esitornith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sites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teroclid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andgrouse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randornithes+Charadri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Mirandornith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haradriiformes</text:p>
          </table:table-cell>
          <table:table-cell office:value-type="string" calcext:value-type="string">
            <text:p>~3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ivotas+...</text:p>
          </table:table-cell>
          <table:table-cell office:value-type="string" calcext:value-type="string">
            <text:p>waders+...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hoenicopteriformes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lamingos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odicipediformes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gulhões</text:p>
          </table:table-cell>
          <table:table-cell office:value-type="string" calcext:value-type="string">
            <text:p>grebes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urypygimorphae+Aequornith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Eurypyg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equornith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birds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Phaethont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opicbirds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Eurypyg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pavãozinho-do-pará|pavão-papa-moscas)+...</text:p>
          </table:table-cell>
          <table:table-cell office:value-type="string" calcext:value-type="string">
            <text:p>sunbittern+kagu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Opisthocomiform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(n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gana|jacu-cigano</text:p>
          </table:table-cell>
          <table:table-cell office:value-type="string" calcext:value-type="string">
            <text:p>hoatzin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ellur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fro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ustral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ccipitr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non-Accipitr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thart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rubus</text:p>
          </table:table-cell>
          <table:table-cell office:value-type="string" calcext:value-type="string">
            <text:p>New World vultures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ccipitr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águias+gaviões</text:p>
          </table:table-cell>
          <table:table-cell office:value-type="string" calcext:value-type="string">
            <text:p>hawks+...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Strig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ujas</text:p>
          </table:table-cell>
          <table:table-cell office:value-type="string" calcext:value-type="string">
            <text:p>owls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Coraci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ol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ouse birds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avit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Leptosomat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uckoo roller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ucavitav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rogon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ogons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icocoraci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ucerot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rnbills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Coraciiformes+Pic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oraci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Piciformes</text:p>
          </table:table-cell>
          <table:table-cell table:style-name="ce1" office:value-type="string" calcext:value-type="string">
            <text:p>450+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Galbul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Pic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albulida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-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rambas</text:p>
          </table:table-cell>
          <table:table-cell office:value-type="string" calcext:value-type="string">
            <text:p>jacamars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ucconidae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x-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co-de-brasa+joão-bobo+...</text:p>
          </table:table-cell>
          <table:table-cell office:value-type="string" calcext:value-type="string">
            <text:p>puffbirds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amphastides</text:p>
          </table:table-cell>
          <table:table-cell office:value-type="string" calcext:value-type="string">
            <text:p>~2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ucanos</text:p>
          </table:table-cell>
          <table:table-cell office:value-type="string" calcext:value-type="string">
            <text:p>toucans+barbets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icides</text:p>
          </table:table-cell>
          <table:table-cell office:value-type="string" calcext:value-type="string">
            <text:p>~1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ca-paus</text:p>
          </table:table-cell>
          <table:table-cell office:value-type="string" calcext:value-type="string">
            <text:p>woodpeckers+honeyguides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ariamiformes=Cariamae</text:p>
          </table:table-cell>
          <table:table-cell table:number-columns-repeated="2"/>
          <table:table-cell office:value-type="string" calcext:value-type="string">
            <text:p>70-90c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iemas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Cariam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iemas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horusrhacids</text:p>
          </table:table-cell>
          <table:table-cell table:number-columns-repeated="2"/>
          <table:table-cell office:value-type="string" calcext:value-type="string">
            <text:p>肉不飞 1-3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rror birds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ufalconimorph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lconiforme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捕日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cões</text:p>
          </table:table-cell>
          <table:table-cell office:value-type="string" calcext:value-type="string">
            <text:p>falcons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alcon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Falconin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olyborin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sittacopasser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sittaciformes</text:p>
          </table:table-cell>
          <table:table-cell office:value-type="float" office:value="393" calcext:value-type="float">
            <text:p>39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aras+papagaios+periquitos+maritacas+cacatuas+...</text:p>
          </table:table-cell>
          <table:table-cell office:value-type="string" calcext:value-type="string">
            <text:p>macaws+parrots+parakeets+cockatoos+...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~52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ássaros|passarinhos</text:p>
          </table:table-cell>
          <table:table-cell office:value-type="string" calcext:value-type="string">
            <text:p>passerines|perching birds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yelidae</text:p>
          </table:table-cell>
          <table:table-cell office:value-type="string" calcext:value-type="string">
            <text:p>&lt;50</text:p>
          </table:table-cell>
          <table:table-cell/>
          <table:table-cell office:value-type="string" calcext:value-type="string">
            <text:p>植(子)</text:p>
          </table:table-cell>
          <table:table-cell office:value-type="string" calcext:value-type="string">
            <text:p>Hn!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on-Xyel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enthredinoidea</text:p>
          </table:table-cell>
          <table:table-cell office:value-type="string" calcext:value-type="string">
            <text:p>7k</text:p>
          </table:table-cell>
          <table:table-cell/>
          <table:table-cell office:value-type="string" calcext:value-type="string">
            <text:p>植(子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non-Tenthredin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amphilioidea=Megalodontoidea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植(子)</text:p>
          </table:table-cell>
          <table:table-cell office:value-type="string" calcext:value-type="string">
            <text:p>tMn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on-Pamphili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Cephoide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植(子)</text:p>
          </table:table-cell>
          <table:table-cell office:value-type="string" calcext:value-type="string">
            <text:p>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em sawflies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on-Ceph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naxyelida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植(子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non-Anaxyel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iricida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植(子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rntails|wood wasps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on-Siric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Xiphydrioidea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Hn!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ood wasps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Vespi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Orussoide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寄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asitic wood wasps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pocrita</text:p>
          </table:table-cell>
          <table:table-cell table:number-columns-repeated="2"/>
          <table:table-cell office:value-type="string" calcext:value-type="string">
            <text:p>身(cintura fina=pecíolo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opron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tephanoidea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林!寄 0,3-10cm</text:p>
          </table:table-cell>
          <table:table-cell office:value-type="string" calcext:value-type="string">
            <text:p>GT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Diapri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aaming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on-Maaming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Austron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iapriidae</text:p>
          </table:table-cell>
          <table:table-cell office:value-type="string" calcext:value-type="string">
            <text:p>2,3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寄(Diptera|Formicidae|Coleoptera) 2-4mm! &lt;8mm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Monomach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roctotrup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+M+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Platygastroidea</text:p>
          </table:table-cell>
          <table:table-cell office:value-type="string" calcext:value-type="string">
            <text:p>4k</text:p>
          </table:table-cell>
          <table:table-cell/>
          <table:table-cell office:value-type="string" calcext:value-type="string">
            <text:p>寄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Chalcidoidea+Mymarommat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halcidoidea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寄!植很小! &gt;0,13m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Mymarommatida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寄? 0,3mm!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ynipoide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ynipoidea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寄!植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Heloridae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Helor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+P+V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elecinida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寄(larvas de Scarabaeidae no solo) &lt;7cm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Vanhorniida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寄(Eucnemidae)</text:p>
          </table:table-cell>
          <table:table-cell office:value-type="string" calcext:value-type="string">
            <text:p>M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roctotrupidae</text:p>
          </table:table-cell>
          <table:table-cell table:number-columns-repeated="2"/>
          <table:table-cell office:value-type="string" calcext:value-type="string">
            <text:p>开泽 3,1-7,4m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Evanioide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Trigonaloidea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寄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Megalyroide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寄 2,9-22mm</text:p>
          </table:table-cell>
          <table:table-cell office:value-type="string" calcext:value-type="string">
            <text:p>Hs a! m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Ceraphronoidea+Evani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Ceraphronoidea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寄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vanioidea</text:p>
          </table:table-cell>
          <table:table-cell table:style-name="ce1" office:value-type="string" calcext:value-type="string">
            <text:p>1150+</text:p>
          </table:table-cell>
          <table:table-cell/>
          <table:table-cell office:value-type="string" calcext:value-type="string">
            <text:p>寄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Ichneumonoidea+Acule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Ichneumon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Aculeata</text:p>
          </table:table-cell>
          <table:table-cell table:number-columns-repeated="2"/>
          <table:table-cell office:value-type="string" calcext:value-type="string">
            <text:p>朿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raconidae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寄! 1-40m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Ichneumonidae</text:p>
          </table:table-cell>
          <table:table-cell office:value-type="string" calcext:value-type="string">
            <text:p>24k+</text:p>
          </table:table-cell>
          <table:table-cell office:value-type="string" calcext:value-type="string">
            <text:p>60-100k+</text:p>
          </table:table-cell>
          <table:table-cell office:value-type="string" calcext:value-type="string">
            <text:p>寄 0,3-13c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hrysidoidea=Bethyl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spoidea+Sphec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Vesp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Spheciform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Plumar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on-Plumar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olebythidae</text:p>
          </table:table-cell>
          <table:table-cell table:number-columns-repeated="2"/>
          <table:table-cell office:value-type="string" calcext:value-type="string">
            <text:p>寄(Coleoptera)</text:p>
          </table:table-cell>
          <table:table-cell office:value-type="string" calcext:value-type="string">
            <text:p>TMF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on-Scolebyth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ethylidae+Chrysid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ethyl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hrysid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D+E+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clerogibbidae</text:p>
          </table:table-cell>
          <table:table-cell table:number-columns-repeated="2"/>
          <table:table-cell office:value-type="string" calcext:value-type="string">
            <text:p>寄(Embioptera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Embolemidae+Dryin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Embolem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Dryinidae</text:p>
          </table:table-cell>
          <table:table-cell office:value-type="string" calcext:value-type="string">
            <text:p>1,4k</text:p>
          </table:table-cell>
          <table:table-cell/>
          <table:table-cell office:value-type="string" calcext:value-type="string">
            <text:p>寄(Hemiptera) &lt;1cm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Heterogynaida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漠!林(1sp)女(不飞)!日!夜(1sp) 1,5-5mm</text:p>
          </table:table-cell>
          <table:table-cell office:value-type="string" calcext:value-type="string">
            <text:p>m bo om me(e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non-Heterogyna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Ampulicida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寄(Blattaria)</text:p>
          </table:table-cell>
          <table:table-cell office:value-type="string" calcext:value-type="string">
            <text:p>T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non-Ampulic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phecidae</text:p>
          </table:table-cell>
          <table:table-cell table:number-columns-repeated="2"/>
          <table:table-cell office:value-type="string" calcext:value-type="string">
            <text:p>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Crabronidae+Apoid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Crabronidae</text:p>
          </table:table-cell>
          <table:table-cell office:value-type="string" calcext:value-type="string">
            <text:p>9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Apoidea</text:p>
          </table:table-cell>
          <table:table-cell table:number-columns-repeated="2"/>
          <table:table-cell office:value-type="string" calcext:value-type="string">
            <text:p>甘粉(子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ierolomorphidae</text:p>
          </table:table-cell>
          <table:table-cell office:value-type="string" calcext:value-type="string">
            <text:p>~10</text:p>
          </table:table-cell>
          <table:table-cell/>
          <table:table-cell office:value-type="string" calcext:value-type="string">
            <text:p>罕女(几无羽)厷(弱-力)</text:p>
          </table:table-cell>
          <table:table-cell office:value-type="string" calcext:value-type="string">
            <text:p>H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non-Sierolomorph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M+S+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non-M+S+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Tiphiidae</text:p>
          </table:table-cell>
          <table:table-cell table:number-columns-repeated="2"/>
          <table:table-cell office:value-type="string" calcext:value-type="string">
            <text:p>寄(Scarabaeidae)! &lt;3c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Sapygidae+Mutill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apygida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寄(Apoidea)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Mutillidae</text:p>
          </table:table-cell>
          <table:table-cell office:value-type="string" calcext:value-type="string">
            <text:p>8k</text:p>
          </table:table-cell>
          <table:table-cell/>
          <table:table-cell office:value-type="string" calcext:value-type="string">
            <text:p>沙!漠!女(无羽)</text:p>
          </table:table-cell>
          <table:table-cell office:value-type="string" calcext:value-type="string">
            <text:p>GT!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iticeira|chiadeira</text:p>
          </table:table-cell>
          <table:table-cell office:value-type="string" calcext:value-type="string">
            <text:p>velvet ant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Pompilidae+Rhopalosomat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non-Pompilidae+Rhopalosomat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Rhopalosomatida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寄(Orthoptera 子)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ompilidae</text:p>
          </table:table-cell>
          <table:table-cell office:value-type="string" calcext:value-type="string">
            <text:p>5k</text:p>
          </table:table-cell>
          <table:table-cell/>
          <table:table-cell office:value-type="string" calcext:value-type="string">
            <text:p>捕!寄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Bradynobaenidae</text:p>
          </table:table-cell>
          <table:table-cell table:number-columns-repeated="2"/>
          <table:table-cell office:value-type="string" calcext:value-type="string">
            <text:p>漠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on-Bradynobaen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12,5k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rmigas</text:p>
          </table:table-cell>
          <table:table-cell office:value-type="string" calcext:value-type="string">
            <text:p>ants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coliidae+Vesp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Scoliidae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寄(Scarabaeidae 子)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espidae</text:p>
          </table:table-cell>
          <table:table-cell office:value-type="string" calcext:value-type="string">
            <text:p>5k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spas|marimbondos|cabas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Euparagiina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漠</text:p>
          </table:table-cell>
          <table:table-cell office:value-type="string" calcext:value-type="string">
            <text:p>us(sw)-x(nw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non-Euparagin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Masarinae</text:p>
          </table:table-cell>
          <table:table-cell office:value-type="string" calcext:value-type="string">
            <text:p>14g</text:p>
          </table:table-cell>
          <table:table-cell/>
          <table:table-cell office:value-type="string" calcext:value-type="string">
            <text:p>漠子(粉甘)</text:p>
          </table:table-cell>
          <table:table-cell office:value-type="string" calcext:value-type="string">
            <text:p>Fs Mn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llen wasps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on-Masarin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Eumeninae</text:p>
          </table:table-cell>
          <table:table-cell table:style-name="ce1" office:value-type="string" calcext:value-type="string">
            <text:p>3200+</text:p>
          </table:table-cell>
          <table:table-cell/>
          <table:table-cell office:value-type="string" calcext:value-type="string">
            <text:p>捕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ter wasps|mason wasps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on-Eumenin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tenogastrina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几社 10-25m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ver wasps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espinae+Polistinae</text:p>
          </table:table-cell>
          <table:table-cell table:number-columns-repeated="2"/>
          <table:table-cell office:value-type="string" calcext:value-type="string">
            <text:p>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Vespinae</text:p>
          </table:table-cell>
          <table:table-cell table:number-columns-repeated="2"/>
          <table:table-cell office:value-type="string" calcext:value-type="string">
            <text:p>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olistina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社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Polistini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捕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ischocyttarini</text:p>
          </table:table-cell>
          <table:table-cell table:style-name="ce1" office:value-type="string" calcext:value-type="string">
            <text:p>200+</text:p>
          </table:table-cell>
          <table:table-cell table:number-columns-repeated="2"/>
          <table:table-cell office:value-type="string" calcext:value-type="string">
            <text:p>N!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opalidiini</text:p>
          </table:table-cell>
          <table:table-cell office:value-type="string" calcext:value-type="string">
            <text:p>~283</text:p>
          </table:table-cell>
          <table:table-cell table:number-columns-repeated="2"/>
          <table:table-cell office:value-type="string" calcext:value-type="string">
            <text:p>F(T) i-mp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Epiponini</text:p>
          </table:table-cell>
          <table:table-cell office:value-type="string" calcext:value-type="string">
            <text:p>19g</text:p>
          </table:table-cell>
          <table:table-cell table:number-columns-repeated="2"/>
          <table:table-cell office:value-type="string" calcext:value-type="string">
            <text:p>N!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Provesp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夜</text:p>
          </table:table-cell>
          <table:table-cell office:value-type="string" calcext:value-type="string">
            <text:p>Ss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rnets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Vesp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&lt;5,5cm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rnets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olichovespul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H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ellowjackets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Vespul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H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ellowjackets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aucophyt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ntae+Rhod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Rhod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Plantae=Viridiplant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ntas+algas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crob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-Hacrob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lveolates+Stramenopi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lveolat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tramenopi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atomáceas+algas-marrons+...</text:p>
          </table:table-cell>
          <table:table-cell office:value-type="string" calcext:value-type="string">
            <text:p>diatoms+phaeophytes+...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Rhiza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adiolar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Cercozoa+Foraminif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erc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Foraminifera</text:p>
          </table:table-cell>
          <table:table-cell table:number-columns-repeated="2"/>
          <table:table-cell office:value-type="string" calcext:value-type="string">
            <text:p>壳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Ciliat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liados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Myz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picomplexa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Dinoflagellates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/Chromer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olpodellid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picomplexa=Spor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erkinsid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Ellobiopsid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inoflagellates</text:p>
          </table:table-cell>
          <table:table-cell table:number-columns-repeated="2"/>
          <table:table-cell office:value-type="string" calcext:value-type="string">
            <text:p>水清咸海浮常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/Colponem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Cryptosporidi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Protococcidior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gamococcidior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Gregar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occid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Hemat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Piroplasmorida+Haemosporor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Piroplasmor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Haemosporor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Leucocytozo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lasmodiidae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/Haemoproteu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Garn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Plasmodiidae</text:p>
          </table:table-cell>
          <table:table-cell office:value-type="string" calcext:value-type="string">
            <text:p>10g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/Plasmodiu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sitas-da-malária</text:p>
          </table:table-cell>
          <table:table-cell office:value-type="string" calcext:value-type="string">
            <text:p>malaria parasites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awimonad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axosty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/Trimastix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Oxymonad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basalids+Fornic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Parabasalid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Fornica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/Trichomon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Giard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icristates+Jakob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Discicristat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Jakob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Euglenozo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eterolobose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/Calkins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/Postgaardi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Euglen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Diplonemida+Kinetoplast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Diplonem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Kinetoplast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rokinetoplasti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/Euglen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odonida+Trypanosomat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Bodon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Trypanosomatida</text:p>
          </table:table-cell>
          <table:table-cell office:value-type="string" calcext:value-type="string">
            <text:p>20g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/Leishmani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/Trypanosom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Prasinophyt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hlorophyceae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Ulvophy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hlorophyceae+Trebouxiophy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Chlorophy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Trebouxiophy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Strept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Chlorokyb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non-Chlorokyb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Klebsormidi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non-Klebsormidi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Zygnemat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non-Zygnemat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Char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Coleochaet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Embry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ntas terrestres</text:p>
          </table:table-cell>
          <table:table-cell office:value-type="string" calcext:value-type="string">
            <text:p>land plants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Marchanti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iverworts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non-Marchantiomorph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Anthocerot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ornworts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non-Anthocerot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Bry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sgos</text:p>
          </table:table-cell>
          <table:table-cell office:value-type="string" calcext:value-type="string">
            <text:p>mosses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non-Bryophyt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Lycopodi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cófitas</text:p>
          </table:table-cell>
          <table:table-cell office:value-type="string" calcext:value-type="string">
            <text:p>lycophytes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non-Lycopodi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olypodiopsida+Spermat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Polypodi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permat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ntas-com-sementes</text:p>
          </table:table-cell>
          <table:table-cell office:value-type="string" calcext:value-type="string">
            <text:p>seed plants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Zygopteridale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Stauropteridale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Psilotidae+Polypodiidae+...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Psilotidae=Psilot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Marattiidae+Equisetidae+Polypod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phiogloss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ape ferns+...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silot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hisk ferns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Marattiid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attioid ferns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quisetidae=Equisetopsida=Sphenopsid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valinhas|equisetum</text:p>
          </table:table-cell>
          <table:table-cell office:value-type="string" calcext:value-type="string">
            <text:p>horsetails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Polypodiidae=Pteridopsid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ptosporangiate ferns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Cycad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cas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Gymnospermae=Conifer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conifers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Ginkgo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Gnetales+Angiosperm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Gnet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ngiosperm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lantas-com-flores</text:p>
          </table:table-cell>
          <table:table-cell office:value-type="string" calcext:value-type="string">
            <text:p>flowering plants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/Amborel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non-Amborella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ymphaeaceae</text:p>
          </table:table-cell>
          <table:table-cell office:value-type="string" calcext:value-type="string">
            <text:p>~7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núfares</text:p>
          </table:table-cell>
          <table:table-cell office:value-type="string" calcext:value-type="string">
            <text:p>water lilies+...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on-Nymphae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ustrobailey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non-Austrobailey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Magnoliids=Eumagnoliids</text:p>
          </table:table-cell>
          <table:table-cell office:value-type="string" calcext:value-type="string">
            <text:p>~8,5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hloranth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eratophyll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Liliopsida=Monocotyledon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ocotiledôneas</text:p>
          </table:table-cell>
          <table:table-cell office:value-type="string" calcext:value-type="string">
            <text:p>monocotyledons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Tricolpates=Eudicot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udicotiledôneas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iperales+Canell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Piper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nell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Magnoliales+Laur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Magnoli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Laurale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ydnoracea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ristolochi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stolóquias</text:p>
          </table:table-cell>
          <table:table-cell office:value-type="string" calcext:value-type="string">
            <text:p>dutchman's pipe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Saururaceae+Piper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aurur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Piper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menta-do-reino+...</text:p>
          </table:table-cell>
          <table:table-cell office:value-type="string" calcext:value-type="string">
            <text:p>pepper+...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Winter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anellacea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9:57:08.677597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19:59:29.022943614</dc:date>
    <meta:editing-duration>PT3M31S</meta:editing-duration>
    <meta:editing-cycles>3</meta:editing-cycles>
    <meta:generator>LibreOffice/7.0.4.2$Linux_X86_64 LibreOffice_project/00$Build-2</meta:generator>
    <dc:creator>Rodrigo Dias</dc:creator>
    <meta:document-statistic meta:table-count="1" meta:cell-count="5173" meta:object-count="0"/>
  </office:meta>
</office:document-meta>
</file>